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4c18" officeooo:paragraph-rsid="000b4c18"/>
    </style:style>
    <style:style style:name="P2" style:family="paragraph" style:parent-style-name="Standard">
      <style:paragraph-properties fo:text-align="center" style:justify-single-word="false"/>
      <style:text-properties fo:font-size="14pt" fo:font-weight="bold" officeooo:rsid="000b4c18" officeooo:paragraph-rsid="000b4c18" style:font-size-asian="14pt" style:font-weight-asian="bold" style:font-size-complex="14pt" style:font-weight-complex="bold"/>
    </style:style>
    <style:style style:name="P3" style:family="paragraph" style:parent-style-name="Standard">
      <style:text-properties fo:font-size="12pt" officeooo:rsid="000b4c18" officeooo:paragraph-rsid="000b4c18" style:font-size-asian="10.5pt" style:font-size-complex="12pt"/>
    </style:style>
    <style:style style:name="P4" style:family="paragraph" style:parent-style-name="Standard">
      <style:text-properties fo:font-size="12pt" officeooo:rsid="00190a46" officeooo:paragraph-rsid="00190a46" style:font-size-asian="10.5pt" style:font-size-complex="12pt"/>
    </style:style>
    <style:style style:name="P5" style:family="paragraph" style:parent-style-name="Standard">
      <style:text-properties fo:font-size="12pt" style:text-underline-style="solid" style:text-underline-width="auto" style:text-underline-color="font-color" officeooo:rsid="000b4c18" officeooo:paragraph-rsid="000b4c18" style:font-size-asian="10.5pt" style:font-size-complex="12pt"/>
    </style:style>
    <style:style style:name="P6" style:family="paragraph" style:parent-style-name="Standard">
      <style:text-properties fo:font-size="12pt" fo:font-style="normal" style:text-underline-style="solid" style:text-underline-width="auto" style:text-underline-color="font-color" officeooo:rsid="000b4c18" officeooo:paragraph-rsid="000b4c18" style:font-size-asian="10.5pt" style:font-style-asian="normal" style:font-size-complex="12pt" style:font-style-complex="normal"/>
    </style:style>
    <style:style style:name="P7" style:family="paragraph" style:parent-style-name="Standard">
      <style:text-properties officeooo:paragraph-rsid="000b4c18"/>
    </style:style>
    <style:style style:name="P8" style:family="paragraph" style:parent-style-name="Standard">
      <style:text-properties officeooo:paragraph-rsid="000ff218"/>
    </style:style>
    <style:style style:name="P9" style:family="paragraph" style:parent-style-name="Standard">
      <style:text-properties officeooo:paragraph-rsid="0010b215"/>
    </style:style>
    <style:style style:name="P10" style:family="paragraph" style:parent-style-name="Standard">
      <style:text-properties officeooo:paragraph-rsid="00127ce4"/>
    </style:style>
    <style:style style:name="P11" style:family="paragraph" style:parent-style-name="Standard">
      <style:text-properties style:text-underline-style="solid" style:text-underline-width="auto" style:text-underline-color="font-color" officeooo:paragraph-rsid="000b4c18"/>
    </style:style>
    <style:style style:name="P12" style:family="paragraph" style:parent-style-name="Standard">
      <style:text-properties style:text-underline-style="solid" style:text-underline-width="auto" style:text-underline-color="font-color" officeooo:paragraph-rsid="00127ce4"/>
    </style:style>
    <style:style style:name="P13" style:family="paragraph" style:parent-style-name="Standard">
      <style:text-properties style:text-underline-style="solid" style:text-underline-width="auto" style:text-underline-color="font-color" officeooo:rsid="00127ce4" officeooo:paragraph-rsid="00138aea"/>
    </style:style>
    <style:style style:name="P14" style:family="paragraph" style:parent-style-name="Standard">
      <style:text-properties officeooo:rsid="00127ce4" officeooo:paragraph-rsid="00127ce4"/>
    </style:style>
    <style:style style:name="P15" style:family="paragraph" style:parent-style-name="Standard">
      <style:text-properties officeooo:rsid="00127ce4" officeooo:paragraph-rsid="00138aea"/>
    </style:style>
    <style:style style:name="P16" style:family="paragraph" style:parent-style-name="Standard">
      <style:text-properties officeooo:paragraph-rsid="00138aea"/>
    </style:style>
    <style:style style:name="P17" style:family="paragraph" style:parent-style-name="Standard">
      <style:text-properties style:font-name="Liberation Serif" fo:font-size="12pt" officeooo:rsid="00127ce4" officeooo:paragraph-rsid="00138aea" style:font-size-asian="12pt" style:font-size-complex="12pt"/>
    </style:style>
    <style:style style:name="P18" style:family="paragraph" style:parent-style-name="Standard">
      <style:text-properties style:font-name="Liberation Serif" fo:font-size="12pt" officeooo:rsid="001512dd" officeooo:paragraph-rsid="001512dd" style:font-size-asian="12pt" style:font-size-complex="12pt"/>
    </style:style>
    <style:style style:name="P19" style:family="paragraph" style:parent-style-name="Standard">
      <style:text-properties style:font-name="Liberation Serif" fo:font-size="12pt" officeooo:rsid="0016b5d1" officeooo:paragraph-rsid="0016b5d1" style:font-size-asian="12pt" style:font-size-complex="12pt"/>
    </style:style>
    <style:style style:name="P20" style:family="paragraph" style:parent-style-name="Standard">
      <style:text-properties style:font-name="Liberation Serif" fo:font-size="12pt" officeooo:rsid="0016b5d1" officeooo:paragraph-rsid="00180360" style:font-size-asian="12pt" style:font-size-complex="12pt"/>
    </style:style>
    <style:style style:name="P21" style:family="paragraph" style:parent-style-name="Standard">
      <style:text-properties style:font-name="Liberation Serif" fo:font-size="12pt" officeooo:rsid="0016b5d1" officeooo:paragraph-rsid="0019a868" style:font-size-asian="12pt" style:font-size-complex="12pt"/>
    </style:style>
    <style:style style:name="P22" style:family="paragraph" style:parent-style-name="Standard">
      <style:text-properties style:font-name="Liberation Serif" fo:font-size="12pt" officeooo:rsid="0019ceb2" officeooo:paragraph-rsid="0019ceb2" style:font-size-asian="12pt" style:font-size-complex="12pt"/>
    </style:style>
    <style:style style:name="P23" style:family="paragraph" style:parent-style-name="Standard">
      <style:text-properties style:font-name="Liberation Serif" fo:font-size="12pt" officeooo:rsid="001b479e" officeooo:paragraph-rsid="001b479e" style:font-size-asian="12pt" style:font-size-complex="12pt"/>
    </style:style>
    <style:style style:name="P24" style:family="paragraph" style:parent-style-name="Standard">
      <style:text-properties style:font-name="Liberation Serif" fo:font-size="12pt" officeooo:rsid="001d1cbc" officeooo:paragraph-rsid="001d1cbc" style:font-size-asian="12pt" style:font-size-complex="12pt"/>
    </style:style>
    <style:style style:name="P25" style:family="paragraph" style:parent-style-name="Standard">
      <style:text-properties style:font-name="Liberation Serif" fo:font-size="12pt" style:text-underline-style="solid" style:text-underline-width="auto" style:text-underline-color="font-color" officeooo:rsid="001512dd" officeooo:paragraph-rsid="001512dd" style:font-size-asian="12pt" style:font-size-complex="12pt"/>
    </style:style>
    <style:style style:name="P26" style:family="paragraph" style:parent-style-name="Standard">
      <style:text-properties style:font-name="Liberation Serif" fo:font-size="12pt" style:text-underline-style="solid" style:text-underline-width="auto" style:text-underline-color="font-color" officeooo:rsid="0016b5d1" officeooo:paragraph-rsid="0016b5d1" style:font-size-asian="12pt" style:font-size-complex="12pt"/>
    </style:style>
    <style:style style:name="P27" style:family="paragraph" style:parent-style-name="Standard">
      <style:text-properties style:font-name="Liberation Serif" fo:font-size="12pt" style:text-underline-style="solid" style:text-underline-width="auto" style:text-underline-color="font-color" officeooo:rsid="0016b5d1" officeooo:paragraph-rsid="00180360" style:font-size-asian="12pt" style:font-size-complex="12pt"/>
    </style:style>
    <style:style style:name="P28" style:family="paragraph" style:parent-style-name="Standard">
      <style:text-properties style:font-name="Liberation Serif" fo:font-size="12pt" style:text-underline-style="solid" style:text-underline-width="auto" style:text-underline-color="font-color" officeooo:rsid="0016b5d1" officeooo:paragraph-rsid="0019a868" style:font-size-asian="12pt" style:font-size-complex="12pt"/>
    </style:style>
    <style:style style:name="P29" style:family="paragraph" style:parent-style-name="Standard">
      <style:text-properties style:font-name="Liberation Serif" fo:font-size="12pt" style:text-underline-style="solid" style:text-underline-width="auto" style:text-underline-color="font-color" officeooo:rsid="0019ceb2" officeooo:paragraph-rsid="0019ceb2" style:font-size-asian="12pt" style:font-size-complex="12pt"/>
    </style:style>
    <style:style style:name="P30" style:family="paragraph" style:parent-style-name="Standard">
      <style:text-properties style:font-name="Liberation Serif" fo:font-size="12pt" style:text-underline-style="solid" style:text-underline-width="auto" style:text-underline-color="font-color" officeooo:rsid="001b479e" officeooo:paragraph-rsid="001b479e" style:font-size-asian="12pt" style:font-size-complex="12pt"/>
    </style:style>
    <style:style style:name="P31" style:family="paragraph" style:parent-style-name="Standard">
      <style:text-properties officeooo:paragraph-rsid="001b479e"/>
    </style:style>
    <style:style style:name="T1" style:family="text">
      <style:text-properties officeooo:rsid="000cb9ba"/>
    </style:style>
    <style:style style:name="T2" style:family="text">
      <style:text-properties officeooo:rsid="00127ce4"/>
    </style:style>
    <style:style style:name="T3" style:family="text">
      <style:text-properties fo:font-weight="bold"/>
    </style:style>
    <style:style style:name="T4" style:family="text">
      <style:text-properties officeooo:rsid="00138aea"/>
    </style:style>
    <style:style style:name="T5" style:family="text">
      <style:text-properties style:text-underline-style="solid" style:text-underline-width="auto" style:text-underline-color="font-color"/>
    </style:style>
    <style:style style:name="T6" style:family="text">
      <style:text-properties officeooo:rsid="0019a868"/>
    </style:style>
    <style:style style:name="T7" style:family="text">
      <style:text-properties style:font-name="Liberation Serif" fo:font-size="12pt" officeooo:rsid="001b479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naire d’auto évaluation chapitre 2 : GRH</text:p>
      <text:p text:style-name="P1"/>
      <text:p text:style-name="P5">1 – Définissez la GRH :</text:p>
      <text:p text:style-name="P3"/>
      <text:p text:style-name="P3"><text:tab/>La GRH peut être considérée comme un ensemble d'activités qui permettent à une organisation de disposer des ressources humaines correspondant à ses besoins en qualité et en quantité.</text:p>
      <text:p text:style-name="P3"/>
      <text:p text:style-name="P6">2 - Citez deux auteurs du courant classique :</text:p>
      <text:p text:style-name="P3"/>
      <text:p text:style-name="P3"><text:tab/><text:span text:style-name="T1">Taylor</text:span></text:p>
      <text:p text:style-name="P4"><text:tab/>Ford</text:p>
      <text:p text:style-name="P7"><text:tab/><text:span text:style-name="T1">Adam Smith</text:span></text:p>
      <text:p text:style-name="P7"/>
      <text:p text:style-name="P11">3 - Qui est Taylor ? (Dates, éléments biographiques, ouvrages) :</text:p>
      <text:p text:style-name="P7"/>
      <text:p text:style-name="P7"><text:tab/>Taylor ( 1856 - 1915 ), écrit en 1911 : "principe de management scientifique".</text:p>
      <text:p text:style-name="P7"/>
      <text:p text:style-name="P7"><text:tab/>Objectifs : Réduire les temps morts, augmenter la productivité par un encadrement compétent et une rémunération de la pièce.</text:p>
      <text:p text:style-name="P7"/>
      <text:p text:style-name="P8"><text:tab/>Résultats : Augmentation de la productivité, Augmentation de la qualité, Augmentation des salaires.</text:p>
      <text:p text:style-name="P8"/>
      <text:p text:style-name="P8"><text:tab/>Limites : absentéisme chronique, rotation du personnel élevée, accidents du travail nombreux, conflits entre ouvriers et <text:span text:style-name="T2">maîtrise</text:span>, conflits collectifs du travail, organisation rigide.</text:p>
      <text:p text:style-name="P7"/>
      <text:p text:style-name="P11">4. <text:s text:c="2"/>Qui est Ford ? (Dates, éléments biographiques)</text:p>
      <text:p text:style-name="P7"/>
      <text:p text:style-name="P7"><text:tab/>Né le 30 juillet 1863, à Dearborn aux États-Unis.</text:p>
      <text:p text:style-name="P7"><text:tab/>Usine automobile qui reprends le modèle de Taylor, Ford ajoute à l'OST :</text:p>
      <text:p text:style-name="P7"/>
      <text:p text:style-name="P9"><text:tab/><text:span text:style-name="T4">Son nom est très attaché au fordisme, méthode de production industrielle et modèle économique fondé sur les bases du Taylorisme, addapté à son entreprise (voir question 7).</text:span></text:p>
      <text:p text:style-name="P7"/>
      <text:p text:style-name="P11">5. <text:s text:c="2"/>Qu’est-ce que l’OST (donnez les quatre principes)</text:p>
      <text:p text:style-name="P7"/>
      <text:p text:style-name="P10"><text:tab/>Les principes de base du l'organisation scientifique du travail : OST</text:p>
      <text:p text:style-name="P10"/>
      <text:p text:style-name="P10"><text:tab/><text:tab/>La double division du travail,</text:p>
      <text:p text:style-name="P10"><text:tab/><text:tab/>La <text:span text:style-name="T2">sélection</text:span> des ouvriers </text:p>
      <text:p text:style-name="P10"><text:tab/><text:tab/>Le contrôle du travail, </text:p>
      <text:p text:style-name="P10"><text:tab/><text:tab/>La motivation</text:p>
      <text:p text:style-name="P10"/>
      <text:p text:style-name="P12">6. <text:s text:c="2"/>Qu’est-ce que la double division du travail ?</text:p>
      <text:p text:style-name="P10"/>
      <text:p text:style-name="P10"><text:tab/>Le premier est la fonction des dirigeants, des cadres et des ingénieurs. Le <text:span text:style-name="T3">second</text:span> est du ressort des ouvriers. Entre ces deux niveaux extrêmes, les contremaîtres doivent contrôler la bonne réalisation du <text:span text:style-name="T3">travail</text:span>. Plus la <text:span text:style-name="T3">division</text:span> verticale est importante, plus le nombre de niveaux hiérarchiques est élevé </text:p>
      <text:p text:style-name="P10"/>
      <text:p text:style-name="P14">source : i-manuel.fr</text:p>
      <text:p text:style-name="P14"><text:soft-page-break/><text:span text:style-name="T5">7. <text:s text:c="2"/>Qu’est-ce le Fordisme ?</text:span></text:p>
      <text:p text:style-name="P14"/>
      <text:p text:style-name="P16">Le travail à la <text:span text:style-name="T2">chaîne</text:span>, c'est à dire l'emploi d'un convoyeur mécanisé (mise en place 1912). -&gt; Réduction des temps forts, -&gt; Diminution du personnel de manutention. </text:p>
      <text:p text:style-name="P16"><text:tab/>Obtention d'un produit standardisé. </text:p>
      <text:p text:style-name="P16"><text:tab/>C'est l'avènement de la production de masse.</text:p>
      <text:p text:style-name="P15"><text:tab/>Turn over du personnel : 380% en 1913</text:p>
      <text:p text:style-name="P15"/>
      <text:p text:style-name="P13">8. <text:s text:c="2"/>Qu’appelle t’on le five dollars day ?</text:p>
      <text:p text:style-name="P15"/>
      <text:p text:style-name="P17"><text:tab/>En 1914, Ford introduisit une autre innovation : le salaire journalier à 5 dollars. Un salaire de 5 dollars par jour de cette époque correspond, lorsqu'on le corrige du niveau de l'inflation, à environ 18 000 euros par an de nos jours. Cela peut ne pas sembler très élevé aujourd'hui mais cela correspondait à environ deux fois le salaire moyen américain de l'époque. C'était également bien plus que le salaire qui équilibrait l'offre et la demande de travail. Lorsque le nouveau salaire de 5 dollars par jour fut annoncé, une longue file de demandeurs d'emploi s'est formée à l'extérieur des usines Ford. </text:p>
      <text:p text:style-name="P17"/>
      <text:p text:style-name="P18">Source : ens lyon</text:p>
      <text:p text:style-name="P18"/>
      <text:p text:style-name="P25">9. <text:s text:c="2"/>Le travail à la chaine est une invention de Taylor ou de Ford ?</text:p>
      <text:p text:style-name="P18"/>
      <text:p text:style-name="P19"><text:tab/>De Ford, 10 ans environ apres Taylor.</text:p>
      <text:p text:style-name="P19"/>
      <text:p text:style-name="P26">10. Quels <text:s/>sont <text:s/>les <text:s/>principaux <text:s/>maux, <text:s/>inconvénients <text:s/>qui <text:s/>découlent <text:s/>de <text:s/>ces <text:s/>nouvelles organisations du travail ?</text:p>
      <text:p text:style-name="P19"/>
      <text:p text:style-name="P20"><text:tab/>Limites : absentéisme chronique, rotation du personnel élevée, accidents du travail nombreux, conflits entre ouvriers et <text:span text:style-name="T2">maîtrise</text:span>, conflits collectifs du travail, organisation rigide.</text:p>
      <text:p text:style-name="P20"/>
      <text:p text:style-name="P27">11. Quels sont les principaux avantages qui en découlent ?</text:p>
      <text:p text:style-name="P20"/>
      <text:p text:style-name="P21"><text:tab/>Résultats : Augmentation de la productivité, Augmentation de la qualité, Augmentation des salaires. <text:span text:style-name="T6">Productivité qui fait un bond de 300 %</text:span></text:p>
      <text:p text:style-name="P21"/>
      <text:p text:style-name="P28">12. Qui est Elton Mayo ?</text:p>
      <text:p text:style-name="P21"/>
      <text:p text:style-name="P21"><text:tab/>Généralement considéré comme l'initiateur des recherches sur les relations humaines dans l'industrie, Elton Mayo est l'une des figures les plus représentatives de la psychosociologie moderne. Australien, il acquiert une formation de psychologue à l'université d'Adélaïde et entreprend très tôt des études sur l'industrie dans son pays. Mais c'est aux États-Unis qu'il connaît la phase la plus féconde de sa carrière. Il y est notamment, pendant plus de vingt ans, professeur de recherche industrielle à la Harvard Business School (1926-1947). </text:p>
      <text:p text:style-name="P21"/>
      <text:p text:style-name="P22">source : encyclopédia universalis</text:p>
      <text:p text:style-name="P22"/>
      <text:p text:style-name="P29">13. Quel est le premier objectif de l’expérience (initiale) d’Hawthorne ?</text:p>
      <text:p text:style-name="P22"/>
      <text:p text:style-name="P31">L’objectif est d’observer les impacts de l’environnement du travail sur la productivité. </text:p>
      <text:p text:style-name="P23"/>
      <text:p text:style-name="P23"/>
      <text:p text:style-name="P23"/>
      <text:p text:style-name="P30"><text:soft-page-break/>14. Quelles sont les principales conclusions des expériences d’Hawthorne ?</text:p>
      <text:p text:style-name="P23"/>
      <text:p text:style-name="P23">La conclusion de cette étude, inattendue, est aujourd’hui encore considérée comme un pilier de la psychologie organisationnelle. La déduction du professeur fut qu’au-delà des facteurs expérimentaux, c’est principalement l’effet psychologique d’avoir conscience de faire partie d’une expérience et d’être observé qui influe sur la productivité, le plus souvent de manière positive. Encouragés par l’intérêt qu’on leur accordait, les employés s’investissaient différemment et davantage dans leur travail.<text:line-break/><text:line-break/>L’effet Hawthorne est l’explication de résultats, positifs ou négatifs, qui ne sont pas dus aux facteurs expérimentaux, mais à l’effet psychologique d’avoir conscience d’être le groupe étudié dans une recherche. </text:p>
      <text:p text:style-name="P23"/>
      <text:p text:style-name="P24">Source : lesechos.f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08:46:02.585000000</meta:creation-date>
    <dc:date>2021-01-06T09:19:00.790000000</dc:date>
    <meta:editing-duration>PT32M51S</meta:editing-duration>
    <meta:editing-cycles>18</meta:editing-cycles>
    <meta:generator>LibreOffice/7.0.1.2$Windows_X86_64 LibreOffice_project/7cbcfc562f6eb6708b5ff7d7397325de9e764452</meta:generator>
    <meta:document-statistic meta:table-count="0" meta:image-count="0" meta:object-count="0" meta:page-count="3" meta:paragraph-count="47" meta:word-count="761" meta:character-count="4980" meta:non-whitespace-character-count="4204"/>
  </office:meta>
</office:document-meta>
</file>